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Text_20_body">
      <style:paragraph-properties fo:text-align="center" style:justify-single-word="false"/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officeooo:paragraph-rsid="001589d6"/>
    </style:style>
    <style:style style:name="P5" style:family="paragraph" style:parent-style-name="Text_20_body" style:list-style-name="L1">
      <style:text-properties officeooo:paragraph-rsid="001a3319"/>
    </style:style>
    <style:style style:name="P6" style:family="paragraph" style:parent-style-name="Text_20_body" style:list-style-name="L1">
      <style:text-properties officeooo:paragraph-rsid="001e8d30"/>
    </style:style>
    <style:style style:name="P7" style:family="paragraph" style:parent-style-name="Text_20_body" style:list-style-name="L1">
      <style:text-properties officeooo:paragraph-rsid="001bd720"/>
    </style:style>
    <style:style style:name="P8" style:family="paragraph" style:parent-style-name="Text_20_body" style:list-style-name="L1">
      <style:text-properties officeooo:paragraph-rsid="00151557"/>
    </style:style>
    <style:style style:name="P9" style:family="paragraph" style:parent-style-name="Text_20_body" style:list-style-name="L1">
      <style:text-properties officeooo:paragraph-rsid="002043b3"/>
    </style:style>
    <style:style style:name="P10" style:family="paragraph" style:parent-style-name="Text_20_body" style:list-style-name="L1">
      <style:text-properties officeooo:paragraph-rsid="0021b4aa"/>
    </style:style>
    <style:style style:name="P11" style:family="paragraph" style:parent-style-name="Text_20_body" style:list-style-name="L1">
      <style:text-properties officeooo:paragraph-rsid="001cf508"/>
    </style:style>
    <style:style style:name="P12" style:family="paragraph" style:parent-style-name="Text_20_body" style:list-style-name="L1">
      <style:text-properties officeooo:paragraph-rsid="0010a5ea"/>
    </style:style>
    <style:style style:name="P13" style:family="paragraph" style:parent-style-name="Text_20_body" style:list-style-name="L1"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ext_20_body" style:list-style-name="L1">
      <style:text-properties style:font-name="Liberation Serif" fo:font-size="12pt" fo:font-style="normal" style:text-underline-style="none" fo:font-weight="normal" officeooo:paragraph-rsid="001e8d30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ext_20_body" style:list-style-name="L1">
      <style:text-properties style:font-name="Liberation Serif" fo:font-size="12pt" fo:font-style="normal" style:text-underline-style="none" fo:font-weight="normal" officeooo:rsid="0016d191" officeooo:paragraph-rsid="001e8d30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ext_20_body" style:list-style-name="L1">
      <style:text-properties style:font-name="Liberation Serif" fo:font-size="12pt" fo:font-style="normal" style:text-underline-style="none" fo:font-weight="normal" officeooo:rsid="0016d191" officeooo:paragraph-rsid="0016d191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ext_20_body" style:list-style-name="L1">
      <style:text-properties style:font-name="Liberation Serif" fo:font-size="12pt" fo:font-style="normal" style:text-underline-style="none" fo:font-weight="normal" officeooo:rsid="001701bb" officeooo:paragraph-rsid="001701bb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 style:list-style-name="L1">
      <style:text-properties officeooo:rsid="00135c85" officeooo:paragraph-rsid="00135c85"/>
    </style:style>
    <style:style style:name="P19" style:family="paragraph" style:parent-style-name="Text_20_body" style:list-style-name="L1">
      <style:text-properties officeooo:rsid="001fa7e5" officeooo:paragraph-rsid="001fa7e5"/>
    </style:style>
    <style:style style:name="P20" style:family="paragraph" style:parent-style-name="Text_20_body" style:list-style-name="L1">
      <style:text-properties officeooo:rsid="0027ff97" officeooo:paragraph-rsid="0027ff97"/>
    </style:style>
    <style:style style:name="P21" style:family="paragraph" style:parent-style-name="Preformatted_20_Text" style:list-style-name="L1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701bb" officeooo:paragraph-rsid="001701bb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Preformatted_20_Text" style:list-style-name="L1">
      <style:text-properties fo:font-variant="normal" fo:text-transform="none" fo:color="#000000" style:font-name="Liberation Serif" fo:font-size="12pt" fo:letter-spacing="normal" fo:font-style="normal" style:text-underline-style="none" fo:font-weight="normal" officeooo:paragraph-rsid="001701bb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Preformatted_20_Text" style:list-style-name="L1">
      <style:paragraph-properties fo:margin-top="0cm" fo:margin-bottom="0.499cm" style:contextual-spacing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paragraph-rsid="001701bb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Preformatted_20_Text" style:list-style-name="L1">
      <style:paragraph-properties fo:margin-top="0cm" fo:margin-bottom="0.499cm" style:contextual-spacing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701bb" officeooo:paragraph-rsid="001701bb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Preformatted_20_Text" style:list-style-name="L1">
      <style:paragraph-properties fo:margin-top="0cm" fo:margin-bottom="0.499cm" style:contextual-spacing="false"/>
      <style:text-properties style:font-name="Liberation Serif" fo:font-size="12pt" fo:font-style="normal" style:text-underline-style="none" fo:font-weight="normal" officeooo:paragraph-rsid="001701bb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Liberation Serif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Liberation Serif" fo:font-size="12pt" fo:font-style="normal" style:text-underline-style="none" fo:font-weight="normal" officeooo:rsid="00051886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Liberation Serif" fo:font-size="12pt" fo:font-style="normal" style:text-underline-style="none" fo:font-weight="normal" officeooo:rsid="0005bd2a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Liberation Serif" fo:font-size="12pt" fo:font-style="normal" style:text-underline-style="none" fo:font-weight="normal" officeooo:rsid="000d6d69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Liberation Serif" fo:font-size="12pt" fo:font-style="normal" style:text-underline-style="none" fo:font-weight="normal" officeooo:rsid="000266f3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Liberation Serif" fo:font-size="12pt" fo:font-style="normal" style:text-underline-style="none" fo:font-weight="normal" officeooo:rsid="000e0b69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Liberation Serif" fo:font-size="12pt" fo:font-style="normal" style:text-underline-style="none" fo:font-weight="normal" officeooo:rsid="0005bd2d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Liberation Serif" fo:font-size="12pt" fo:font-style="normal" style:text-underline-style="none" fo:font-weight="normal" officeooo:rsid="00070615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Liberation Serif" fo:font-size="12pt" fo:font-style="normal" style:text-underline-style="none" fo:font-weight="normal" officeooo:rsid="000811bd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Liberation Serif" fo:font-size="12pt" fo:font-style="normal" style:text-underline-style="none" fo:font-weight="normal" officeooo:rsid="0008f0d2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Liberation Serif" fo:font-size="12pt" fo:font-style="normal" style:text-underline-style="none" fo:font-weight="normal" officeooo:rsid="0010a5ea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Liberation Serif" fo:font-size="12pt" fo:font-style="normal" style:text-underline-style="none" fo:font-weight="normal" officeooo:rsid="0011b825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Liberation Serif" fo:font-size="12pt" fo:font-style="normal" style:text-underline-style="none" fo:font-weight="normal" officeooo:rsid="00151557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Liberation Serif" fo:font-size="12pt" fo:font-style="normal" style:text-underline-style="none" fo:font-weight="normal" officeooo:rsid="001a3319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Liberation Serif" fo:font-size="12pt" fo:font-style="normal" style:text-underline-style="none" fo:font-weight="normal" officeooo:rsid="001bd720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Liberation Serif" fo:font-size="12pt" fo:font-style="normal" style:text-underline-style="none" fo:font-weight="normal" officeooo:rsid="001cf508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Liberation Serif" fo:font-size="12pt" fo:font-style="normal" style:text-underline-style="none" fo:font-weight="normal" officeooo:rsid="002043b3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Liberation Serif" fo:font-size="12pt" fo:font-style="normal" style:text-underline-style="none" fo:font-weight="normal" officeooo:rsid="0021b4aa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Liberation Serif" fo:font-size="12pt" fo:font-style="normal" style:text-underline-style="none" fo:font-weight="normal" officeooo:rsid="002380be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Liberation Serif" fo:font-size="12pt" fo:font-style="normal" style:text-underline-style="none" fo:font-weight="normal" officeooo:rsid="0026bb84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Liberation Serif" fo:font-size="12pt" fo:font-style="normal" style:text-underline-style="none" fo:font-weight="normal" officeooo:rsid="00097b32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Liberation Serif" fo:font-size="12pt" fo:font-style="normal" style:text-underline-style="none" fo:font-weight="normal" officeooo:rsid="001a3319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Liberation Serif" fo:font-size="12pt" fo:font-style="normal" style:text-underline-style="none" fo:font-weight="normal" officeooo:rsid="001a331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variant="normal" fo:text-transform="none" fo:color="#000000" fo:letter-spacing="normal"/>
    </style:style>
    <style:style style:name="T26" style:family="text">
      <style:text-properties fo:font-variant="normal" fo:text-transform="none" fo:color="#000000" fo:letter-spacing="normal" officeooo:rsid="001701bb"/>
    </style:style>
    <style:style style:name="T27" style:family="text">
      <style:text-properties officeooo:rsid="001701bb"/>
    </style:style>
    <style:style style:name="T28" style:family="text">
      <style:text-properties officeooo:rsid="001915c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alling G4STORK</text:p>
      <text:p text:style-name="P1"/>
      <text:list xml:id="list1656106858111377536" text:style-name="L1">
        <text:list-item>
          <text:p text:style-name="P4"><text:span text:style-name="T2">Downl</text:span><text:span text:style-name="T15">oa</text:span><text:span text:style-name="T2">d tarballs <text:s/>for CLHEP-2.1.3.1, marshalgen-1.0, topc-2.5.2, geant</text:span><text:span text:style-name="Teletype"><text:span text:style-name="T2">4.</text:span></text:span><text:span text:style-name="Teletype"><text:span text:style-name="T14">10</text:span></text:span><text:span text:style-name="Teletype"><text:span text:style-name="T2">.</text:span></text:span><text:span text:style-name="Teletype"><text:span text:style-name="T14">00.p02</text:span></text:span><text:span text:style-name="T2">, and G4STORK</text:span></text:p>
        </text:list-item>
        <text:list-item>
          <text:p text:style-name="P13">Installing <text:s/>CLHEP-2.1.3.1</text:p>
          <text:list>
            <text:list-item>
              <text:p text:style-name="P3"><text:span text:style-name="Teletype"><text:span text:style-name="T23">N</text:span></text:span><text:span text:style-name="Teletype"><text:span text:style-name="T22">ote: this is no </text:span></text:span><text:span text:style-name="Teletype"><text:span text:style-name="T23">longer</text:span></text:span><text:span text:style-name="Teletype"><text:span text:style-name="T22"> nessecary, the later verisons </text:span></text:span><text:span text:style-name="Teletype"><text:span text:style-name="T23">of geant4</text:span></text:span><text:span text:style-name="Teletype"><text:span text:style-name="T22"> come with their own version of CLHEP</text:span></text:span></text:p>
            </text:list-item>
            <text:list-item>
              <text:p text:style-name="P5"><text:span text:style-name="Teletype"><text:span text:style-name="T24">http://proj-clhep.web.cern.ch/proj-clhep/DISTRIBUTION/</text:span></text:span></text:p>
            </text:list-item>
            <text:list-item>
              <text:p text:style-name="P13">tar -xzf clhep-2.1.3.1.tgz</text:p>
            </text:list-item>
            <text:list-item>
              <text:p text:style-name="P13">cd 2.1.3.1</text:p>
            </text:list-item>
            <text:list-item>
              <text:p text:style-name="P13">mkdir clhep-build clhep-install</text:p>
            </text:list-item>
            <text:list-item>
              <text:p text:style-name="P13">cd clhep-build</text:p>
            </text:list-item>
            <text:list-item>
              <text:p text:style-name="P3"><text:span text:style-name="Teletype"><text:span text:style-name="T2">cmake -DCMAKE_INSTALL_PREFIX= [clhep-install full path] [2.1.3.1/CLHEP/ full path]</text:span></text:span></text:p>
            </text:list-item>
            <text:list-item>
              <text:p text:style-name="P3"><text:span text:style-name="Teletype"><text:span text:style-name="T2">make</text:span></text:span></text:p>
            </text:list-item>
            <text:list-item>
              <text:p text:style-name="P3"><text:span text:style-name="Teletype"><text:span text:style-name="T2">make test</text:span></text:span></text:p>
            </text:list-item>
            <text:list-item>
              <text:p text:style-name="P3"><text:span text:style-name="Teletype"><text:span text:style-name="T2">make install</text:span></text:span></text:p>
            </text:list-item>
          </text:list>
        </text:list-item>
        <text:list-item>
          <text:p text:style-name="P3"><text:span text:style-name="Teletype"><text:span text:style-name="T2">Installing marshalgen-1.0</text:span></text:span></text:p>
          <text:list>
            <text:list-item>
              <text:p text:style-name="P5"><text:span text:style-name="Teletype"><text:span text:style-name="T15">http://www.ccs.neu.edu/home/gene/marshalgen.html</text:span></text:span></text:p>
            </text:list-item>
            <text:list-item>
              <text:p text:style-name="P3"><text:span text:style-name="Teletype"><text:span text:style-name="T2">tar -xzf </text:span></text:span><text:span text:style-name="Teletype"><text:span text:style-name="T3">marshalgen.tar.gz</text:span></text:span></text:p>
            </text:list-item>
            <text:list-item>
              <text:p text:style-name="P3"><text:span text:style-name="Teletype"><text:span text:style-name="T3">yum install bison flex</text:span></text:span></text:p>
            </text:list-item>
            <text:list-item>
              <text:p text:style-name="P3"><text:span text:style-name="Teletype"><text:span text:style-name="T3">cd marshalgen-1.0/</text:span></text:span></text:p>
            </text:list-item>
            <text:list-item>
              <text:p text:style-name="P3"><text:span text:style-name="Teletype"><text:span text:style-name="T3">make</text:span></text:span></text:p>
            </text:list-item>
          </text:list>
        </text:list-item>
        <text:list-item>
          <text:p text:style-name="P3"><text:span text:style-name="Teletype"><text:span text:style-name="T2">Installing <text:s/>topc-2.5.2</text:span></text:span></text:p>
          <text:list>
            <text:list-item>
              <text:p text:style-name="P5"><text:span text:style-name="Teletype"><text:span text:style-name="T15">http://www.ccs.neu.edu/home/gene/topc.html</text:span></text:span></text:p>
            </text:list-item>
            <text:list-item>
              <text:p text:style-name="P3"><text:span text:style-name="Teletype"><text:span text:style-name="T2">tar -xzf topc-2.5.2</text:span></text:span><text:span text:style-name="Teletype"><text:span text:style-name="T3">.tar.gz</text:span></text:span></text:p>
            </text:list-item>
            <text:list-item>
              <text:p text:style-name="P3"><text:span text:style-name="Teletype"><text:span text:style-name="T3">cd topc-2.5.2</text:span></text:span></text:p>
            </text:list-item>
            <text:list-item>
              <text:p text:style-name="P3"><text:span text:style-name="Teletype"><text:span text:style-name="T3">./configure (installs to usr/local/include and usr/local/src</text:span></text:span></text:p>
            </text:list-item>
            <text:list-item>
              <text:p text:style-name="P3"><text:soft-page-break/><text:span text:style-name="Teletype"><text:span text:style-name="T4">make install</text:span></text:span></text:p>
            </text:list-item>
          </text:list>
        </text:list-item>
        <text:list-item>
          <text:p text:style-name="P3"><text:span text:style-name="Teletype"><text:span text:style-name="T5">Installing Visualization Drivers</text:span></text:span></text:p>
          <text:list>
            <text:list-item>
              <text:p text:style-name="P3"><text:span text:style-name="T6">X11 OpenGL Visualization (</text:span><text:span text:style-name="Emphasis"><text:span text:style-name="T6">Linux and Mac OS X</text:span></text:span><text:span text:style-name="T6">) </text:span></text:p>
              <text:list>
                <text:list-item>
                  <text:p text:style-name="P13">very responsive photorealistic graphics</text:p>
                </text:list-item>
                <text:list-item>
                  <text:p text:style-name="P3"><text:span text:style-name="Emphasis"><text:span text:style-name="T2">Requires</text:span></text:span><text:span text:style-name="T2">: X11 headers and libraries,</text:span><text:a xlink:type="simple" xlink:href="http://www.opengl.org/" office:target-frame-name="_top" xlink:show="replace"><text:span text:style-name="T1">OpenGL</text:span></text:a><text:span text:style-name="T2"> or </text:span><text:a xlink:type="simple" xlink:href="http://www.mesa3d.org/" office:target-frame-name="_top" xlink:show="replace"><text:span text:style-name="T1">MesaGL</text:span></text:a><text:span text:style-name="T2"> headers and libraries. </text:span></text:p>
                  <text:list>
                    <text:list-item>
                      <text:p text:style-name="P3"><text:span text:style-name="Source_20_Text"><text:span text:style-name="T2">yum groupinstall "X Software Development"</text:span></text:span></text:p>
                    </text:list-item>
                    <text:list-item>
                      <text:p text:style-name="P3"><text:span text:style-name="Emphasis"><text:span text:style-name="T2">yum groupinstall “Development Tools”</text:span></text:span></text:p>
                    </text:list-item>
                  </text:list>
                </text:list-item>
                <text:list-item>
                  <text:p text:style-name="P3"><text:span text:style-name="T7">Optional: </text:span><text:a xlink:type="simple" xlink:href="http://www.openmotif.org/" office:target-frame-name="_top" xlink:show="replace"><text:span text:style-name="T1">Motif</text:span></text:a><text:span text:style-name="T2"> </text:span><text:span text:style-name="T7">to add gui control</text:span></text:p>
                </text:list-item>
              </text:list>
            </text:list-item>
            <text:list-item>
              <text:p text:style-name="P3"><text:span text:style-name="T6">Qt User Interface and Visualization (</text:span><text:span text:style-name="Emphasis"><text:span text:style-name="T6">All Platforms</text:span></text:span><text:span text:style-name="T6">) </text:span></text:p>
              <text:list>
                <text:list-item>
                  <text:p text:style-name="P13">very responsive photorealistic graphics plus more interactivity</text:p>
                </text:list-item>
                <text:list-item>
                  <text:p text:style-name="P3"><text:span text:style-name="Emphasis"><text:span text:style-name="T2">Requires</text:span></text:span><text:span text:style-name="T2">: </text:span><text:a xlink:type="simple" xlink:href="http://qt-project.org/downloads#qt-lib" office:target-frame-name="_top" xlink:show="replace"><text:span text:style-name="T1">Qt4 headers and libraries</text:span></text:a><text:span text:style-name="T2">, </text:span><text:a xlink:type="simple" xlink:href="http://www.opengl.org/" office:target-frame-name="_top" xlink:show="replace"><text:span text:style-name="T1">OpenGL</text:span></text:a><text:span text:style-name="T2"> or </text:span><text:a xlink:type="simple" xlink:href="http://www.mesa3d.org/" office:target-frame-name="_top" xlink:show="replace"><text:span text:style-name="T1">MesaGL</text:span></text:a><text:span text:style-name="T2"> headers and libraries</text:span></text:p>
                  <text:list>
                    <text:list-item>
                      <text:p text:style-name="P13">yum install qt4-devel</text:p>
                    </text:list-item>
                    <text:list-item>
                      <text:p text:style-name="P3"><text:span text:style-name="Source_20_Text"><text:span text:style-name="T2">yum groupinstall "X Software Development"</text:span></text:span></text:p>
                    </text:list-item>
                    <text:list-item>
                      <text:p text:style-name="P3"><text:span text:style-name="Emphasis"><text:span text:style-name="T2">yum groupinstall “Development Tools”</text:span></text:span></text:p>
                    </text:list-item>
                  </text:list>
                </text:list-item>
              </text:list>
            </text:list-item>
            <text:list-item>
              <text:p text:style-name="P6"><text:span text:style-name="Emphasis"><text:span text:style-name="T6">RayTracer Visualization (Linux and Mac OS X) </text:span></text:span></text:p>
              <text:list>
                <text:list-item>
                  <text:p text:style-name="P6"><text:span text:style-name="Teletype"><text:span text:style-name="T5">install ghostscript</text:span></text:span></text:p>
                  <text:list>
                    <text:list-item>
                      <text:p text:style-name="P14">yum install ghostscript</text:p>
                    </text:list-item>
                  </text:list>
                </text:list-item>
                <text:list-item>
                  <text:p text:style-name="P14">install ghostview</text:p>
                  <text:list>
                    <text:list-item>
                      <text:p text:style-name="P6"><text:a xlink:type="simple" xlink:href="http://pages.cs.wisc.edu/~ghost/gsview/get49.htm"><text:span text:style-name="T2">http://pages.cs.wisc.edu/~ghost/gsview/get49.htm</text:span></text:a></text:p>
                    </text:list-item>
                    <text:list-item>
                      <text:p text:style-name="P15">or http://www.filewatcher.com/m/gsview-4.9.tar.gz.892681-0.html</text:p>
                    </text:list-item>
                    <text:list-item>
                      <text:p text:style-name="P14"><text:span text:style-name="Emphasis"><text:span text:style-name="T6">setenv DAWN_PS_PREVIEWER "ghostview"</text:span></text:span></text:p>
                    </text:list-item>
                  </text:list>
                </text:list-item>
              </text:list>
            </text:list-item>
            <text:list-item>
              <text:p text:style-name="P3"><text:span text:style-name="T6">X11 RayTracer Visualization (</text:span><text:span text:style-name="Emphasis"><text:span text:style-name="T6">Linux and Mac OS X</text:span></text:span><text:span text:style-name="T6">) </text:span></text:p>
              <text:list>
                <text:list-item>
                  <text:p text:style-name="P13">visualize a geometry that the other visualization drivers can't handle</text:p>
                </text:list-item>
                <text:list-item>
                  <text:p text:style-name="P3"><text:span text:style-name="Emphasis"><text:span text:style-name="T2">Requires</text:span></text:span><text:span text:style-name="T2">: X11 headers and libraries. </text:span></text:p>
                  <text:list>
                    <text:list-item>
                      <text:p text:style-name="P3"><text:span text:style-name="Source_20_Text"><text:span text:style-name="T2">yum groupinstall "X Software Development"</text:span></text:span></text:p>
                    </text:list-item>
                  </text:list>
                </text:list-item>
              </text:list>
            </text:list-item>
            <text:list-item>
              <text:p text:style-name="P3"><text:span text:style-name="Teletype"><text:span text:style-name="T5">DAWN</text:span></text:span></text:p>
              <text:list>
                <text:list-item>
                  <text:p text:style-name="P3"><text:span text:style-name="T2">highest quality photorealistic images</text:span><text:span text:style-name="Teletype"><text:span text:style-name="T5"> with little control</text:span></text:span></text:p>
                </text:list-item>
                <text:list-item>
                  <text:p text:style-name="P3"><text:soft-page-break/><text:span text:style-name="Teletype"><text:span text:style-name="T5">install </text:span></text:span><text:span text:style-name="T2">Tcl/Tk </text:span></text:p>
                  <text:list>
                    <text:list-item>
                      <text:p text:style-name="P3"><text:span text:style-name="Teletype"><text:span text:style-name="T5">maybe preinstalled, try wish command to see</text:span></text:span></text:p>
                    </text:list-item>
                    <text:list-item>
                      <text:p text:style-name="P7"><text:span text:style-name="Teletype"><text:span text:style-name="T5">if not install from </text:span></text:span><text:span text:style-name="Teletype"><text:span text:style-name="T16">http://www.tcl.tk/software/tcltk/8.6.html</text:span></text:span></text:p>
                    </text:list-item>
                  </text:list>
                </text:list-item>
                <text:list-item>
                  <text:p text:style-name="P3"><text:span text:style-name="Teletype"><text:span text:style-name="T5">install ghostscript</text:span></text:span></text:p>
                  <text:list>
                    <text:list-item>
                      <text:p text:style-name="P13">yum install ghostscript</text:p>
                    </text:list-item>
                  </text:list>
                </text:list-item>
                <text:list-item>
                  <text:p text:style-name="P13">install ghostview</text:p>
                  <text:list>
                    <text:list-item>
                      <text:p text:style-name="P3"><text:a xlink:type="simple" xlink:href="http://pages.cs.wisc.edu/~ghost/gsview/get49.htm"><text:span text:style-name="T2">http://pages.cs.wisc.edu/~ghost/gsview/get49.htm</text:span></text:a></text:p>
                    </text:list-item>
                    <text:list-item>
                      <text:p text:style-name="P16">or http://www.filewatcher.com/m/gsview-4.9.tar.gz.892681-0.html</text:p>
                    </text:list-item>
                    <text:list-item>
                      <text:p text:style-name="P13">setenv DAWN_PS_PREVIEWER "ghostview"</text:p>
                    </text:list-item>
                  </text:list>
                </text:list-item>
                <text:list-item>
                  <text:p text:style-name="P13">Install DAWN</text:p>
                  <text:list>
                    <text:list-item>
                      <text:p text:style-name="P3"><text:a xlink:type="simple" xlink:href="http://geant4.kek.jp/~tanaka/DAWN/About_DAWN.html"><text:span text:style-name="T2">http://geant4.kek.jp/~tanaka/DAWN/About_DAWN.html</text:span></text:a></text:p>
                    </text:list-item>
                    <text:list-item>
                      <text:p text:style-name="P13">tar -xzf dawn_version.tgz</text:p>
                    </text:list-item>
                    <text:list-item>
                      <text:p text:style-name="P13">cd dawn_version</text:p>
                    </text:list-item>
                    <text:list-item>
                      <text:p text:style-name="P13">make clean</text:p>
                    </text:list-item>
                    <text:list-item>
                      <text:p text:style-name="P13">make guiclean</text:p>
                    </text:list-item>
                    <text:list-item>
                      <text:p text:style-name="P13">./configure</text:p>
                    </text:list-item>
                    <text:list-item>
                      <text:p text:style-name="P13">make</text:p>
                    </text:list-item>
                    <text:list-item>
                      <text:p text:style-name="P13">make install</text:p>
                    </text:list-item>
                  </text:list>
                </text:list-item>
                <text:list-item>
                  <text:p text:style-name="P13">Optional install david to see intersecting geometry</text:p>
                  <text:list>
                    <text:list-item>
                      <text:p text:style-name="P18"><text:a xlink:type="simple" xlink:href="http://geant4.kek.jp/~tanaka/DAWN/About_DAVID.html"><text:span text:style-name="T2">http://geant4.kek.jp/~tanaka/DAWN/About_DAVID.html</text:span></text:a></text:p>
                    </text:list-item>
                    <text:list-item>
                      <text:p text:style-name="P21">tar -xzf david_1_36a.taz</text:p>
                    </text:list-item>
                    <text:list-item>
                      <text:p text:style-name="P22">cd <text:s/><text:span text:style-name="T27">david_1_36a</text:span></text:p>
                    </text:list-item>
                    <text:list-item>
                      <text:p text:style-name="P22">make -f Makefile.<text:span text:style-name="T27">GNU_g++</text:span></text:p>
                    </text:list-item>
                    <text:list-item>
                      <text:p text:style-name="P22">ls -F david</text:p>
                      <text:list>
                        <text:list-item>
                          <text:p text:style-name="P23">(Please check if a binary file named "david" is created.)</text:p>
                        </text:list-item>
                      </text:list>
                    </text:list-item>
                    <text:list-item>
                      <text:p text:style-name="P24">Optional: Test to make sure it installed correctly</text:p>
                      <text:list>
                        <text:list-item>
                          <text:p text:style-name="P24">cd TESTDATA</text:p>
                        </text:list-item>
                        <text:list-item>
                          <text:p text:style-name="P23">dawn -c</text:p>
                        </text:list-item>
                        <text:list-item>
                          <text:p text:style-name="P24"><text:soft-page-break/>export DAVID_DAWN_PVNAME<text:span text:style-name="T28">=</text:span>1</text:p>
                        </text:list-item>
                        <text:list-item>
                          <text:p text:style-name="P24">../david david_boxes.prim </text:p>
                        </text:list-item>
                        <text:list-item>
                          <text:p text:style-name="P24">Go to page 1 of the DAWN's GUI panel.</text:p>
                        </text:list-item>
                        <text:list-item>
                          <text:p text:style-name="P24">Click the "Load Default" button</text:p>
                        </text:list-item>
                        <text:list-item>
                          <text:p text:style-name="P24">select "Surface" for the "viewing mode"</text:p>
                        </text:list-item>
                        <text:list-item>
                          <text:p text:style-name="P24">Display Parameters and Axes to Yes</text:p>
                        </text:list-item>
                        <text:list-item>
                          <text:p text:style-name="P23"><text:span text:style-name="T27">Go to page 4 of the DAWN's GUI panel, and select "EPS" in the menu of </text:span>the "Device Selection"</text:p>
                        </text:list-item>
                        <text:list-item>
                          <text:p text:style-name="P24">Click the "Save Default" button</text:p>
                        </text:list-item>
                        <text:list-item>
                          <text:p text:style-name="P24">Click the "Okay" button</text:p>
                        </text:list-item>
                        <text:list-item>
                          <text:p text:style-name="P25"><text:span text:style-name="T26">Confirm the followings: Two of three boxes, named Box1 and Box2, are highlighted </text:span><text:span text:style-name="T25">with "red color" and with forced wireframe style. The remaining one box is visualized with gray and with surfaces.</text:span></text:p>
                        </text:list-item>
                      </text:list>
                    </text:list-item>
                    <text:list-item>
                      <text:p text:style-name="P17">make install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<text:span text:style-name="Teletype"><text:span text:style-name="T8">Installing </text:span></text:span><text:span text:style-name="Teletype"><text:span text:style-name="T2">geant4.</text:span></text:span><text:span text:style-name="Teletype"><text:span text:style-name="T14">10</text:span></text:span><text:span text:style-name="Teletype"><text:span text:style-name="T2">.</text:span></text:span><text:span text:style-name="Teletype"><text:span text:style-name="T14">00.p02</text:span></text:span></text:p>
          <text:list>
            <text:list-item>
              <text:p text:style-name="P19">yum install expat-devel </text:p>
            </text:list-item>
            <text:list-item>
              <text:p text:style-name="P8"><text:span text:style-name="Teletype"><text:span text:style-name="T8">tar -xzf geant4.</text:span></text:span><text:span text:style-name="Teletype"><text:span text:style-name="T14">10</text:span></text:span><text:span text:style-name="Teletype"><text:span text:style-name="T8">.</text:span></text:span><text:span text:style-name="Teletype"><text:span text:style-name="T14">00.p02</text:span></text:span><text:span text:style-name="Teletype"><text:span text:style-name="T8">.tar.gz</text:span></text:span></text:p>
            </text:list-item>
            <text:list-item>
              <text:p text:style-name="P8"><text:span text:style-name="Teletype"><text:span text:style-name="T8">mkdir geant4.</text:span></text:span><text:span text:style-name="Teletype"><text:span text:style-name="T14">10</text:span></text:span><text:span text:style-name="Teletype"><text:span text:style-name="T8">.</text:span></text:span><text:span text:style-name="Teletype"><text:span text:style-name="T14">00.p02</text:span></text:span><text:span text:style-name="Teletype"><text:span text:style-name="T8">-build geant4.</text:span></text:span><text:span text:style-name="Teletype"><text:span text:style-name="T21">10</text:span></text:span><text:span text:style-name="Teletype"><text:span text:style-name="T8">.</text:span></text:span><text:span text:style-name="Teletype"><text:span text:style-name="T21">00</text:span></text:span><text:span text:style-name="Teletype"><text:span text:style-name="T8">.p0</text:span></text:span><text:span text:style-name="Teletype"><text:span text:style-name="T21">2</text:span></text:span><text:span text:style-name="Teletype"><text:span text:style-name="T8">-install</text:span></text:span></text:p>
            </text:list-item>
            <text:list-item>
              <text:p text:style-name="P8"><text:span text:style-name="Teletype"><text:span text:style-name="T8">cd <text:s/>geant4.</text:span></text:span><text:span text:style-name="Teletype"><text:span text:style-name="T14">10</text:span></text:span><text:span text:style-name="Teletype"><text:span text:style-name="T8">.</text:span></text:span><text:span text:style-name="Teletype"><text:span text:style-name="T14">00.p02</text:span></text:span><text:span text:style-name="Teletype"><text:span text:style-name="T8">-build</text:span></text:span></text:p>
            </text:list-item>
            <text:list-item>
              <text:p text:style-name="P8"><text:span text:style-name="Teletype"><text:span text:style-name="T8">cmake -DGEANT4_INSTALL_DATA=O</text:span></text:span><text:span text:style-name="Teletype"><text:span text:style-name="T9">N -[Visualization Drivers]</text:span></text:span><text:span text:style-name="Teletype"><text:span text:style-name="T8"> -DCMAKE_INSTALL_PREFIX=/path/to/geant4.</text:span></text:span><text:span text:style-name="Teletype"><text:span text:style-name="T14">10</text:span></text:span><text:span text:style-name="Teletype"><text:span text:style-name="T8">.</text:span></text:span><text:span text:style-name="Teletype"><text:span text:style-name="T14">00.p02</text:span></text:span><text:span text:style-name="Teletype"><text:span text:style-name="T8">-install /path/to/geant4.</text:span></text:span><text:span text:style-name="Teletype"><text:span text:style-name="T14">10</text:span></text:span><text:span text:style-name="Teletype"><text:span text:style-name="T8">.</text:span></text:span><text:span text:style-name="Teletype"><text:span text:style-name="T14">00.p02</text:span></text:span></text:p>
            </text:list-item>
            <text:list-item>
              <text:p text:style-name="P3"><text:span text:style-name="Teletype"><text:span text:style-name="T9">make -j[# of processors]</text:span></text:span></text:p>
            </text:list-item>
            <text:list-item>
              <text:p text:style-name="P3"><text:span text:style-name="Teletype"><text:span text:style-name="T9">make install</text:span></text:span></text:p>
            </text:list-item>
            <text:list-item>
              <text:p text:style-name="P9"><text:span text:style-name="Teletype"><text:span text:style-name="T18">Note: to add data manually instead of automatically uploading with make</text:span></text:span></text:p>
              <text:list>
                <text:list-item>
                  <text:p text:style-name="P9"><text:span text:style-name="Teletype"><text:span text:style-name="T18">mkdir /path to geant4.10.00.p02-install/share/Geant4-10.0.2/data/</text:span></text:span></text:p>
                </text:list-item>
                <text:list-item>
                  <text:p text:style-name="P10"><text:span text:style-name="Teletype"><text:span text:style-name="T19">cp G4ABLA.3.0.tar.gz G4EMLOW.6.35.tar.gz G4ENSDFSTATE.1.0.tar.gz G4NDL.4.4.tar.gz G4NEUTRONXS.1.4.tar.gz G4PhotonEvaporation.3.0.tar.gz </text:span></text:span><text:soft-page-break/><text:span text:style-name="Teletype"><text:span text:style-name="T19">G4PII.1.3.tar.gz G4RadioactiveDecay.4.0.tar.gz G4SAIDDATA.1.1.tar.gz RealSurface.1.0.tar.gz /path to geant4.10.00.p02-install/share/Geant4-10.0.2/data/</text:span></text:span></text:p>
                </text:list-item>
                <text:list-item>
                  <text:p text:style-name="P9"><text:span text:style-name="Teletype"><text:span text:style-name="T18">cd /path to geant4.10.00.p02-install/share/Geant4-10.0.2/data/</text:span></text:span></text:p>
                </text:list-item>
                <text:list-item>
                  <text:p text:style-name="P9"><text:span text:style-name="Teletype"><text:span text:style-name="T18">tar -xzf [data]</text:span></text:span></text:p>
                </text:list-item>
                <text:list-item>
                  <text:p text:style-name="P9"><text:span text:style-name="Teletype"><text:span text:style-name="T11">source ${GEANT4 INSTALL}/bin/geant4.sh</text:span></text:span></text:p>
                </text:list-item>
              </text:list>
            </text:list-item>
            <text:list-item>
              <text:p text:style-name="P11"><text:span text:style-name="Teletype"><text:span text:style-name="T17">Note: to add data for Z&gt;92</text:span></text:span></text:p>
              <text:list>
                <text:list-item>
                  <text:p text:style-name="P11"><text:span text:style-name="Teletype"><text:span text:style-name="T17">contact cern and retrieve added data</text:span></text:span></text:p>
                </text:list-item>
                <text:list-item>
                  <text:p text:style-name="P11"><text:span text:style-name="Teletype"><text:span text:style-name="T17">mv extraElemData.tar.gz /gean4Install/share/Geant4-10.0.2/data/</text:span></text:span></text:p>
                </text:list-item>
                <text:list-item>
                  <text:p text:style-name="P11"><text:span text:style-name="Teletype"><text:span text:style-name="T17">mkdir ExtraData</text:span></text:span></text:p>
                </text:list-item>
                <text:list-item>
                  <text:p text:style-name="P11"><text:span text:style-name="Teletype"><text:span text:style-name="T17">tar -xzf <text:s/>extraElemData.tar.gz -</text:span></text:span><text:span text:style-name="Teletype"><text:span text:style-name="T20">C </text:span></text:span><text:span text:style-name="Teletype"><text:span text:style-name="T17">ExtraData/</text:span></text:span></text:p>
                </text:list-item>
                <text:list-item>
                  <text:p text:style-name="P11"><text:span text:style-name="Teletype"><text:span text:style-name="T17">cp -nr ExtraData/* G4NDL4.4/</text:span></text:span></text:p>
                </text:list-item>
                <text:list-item>
                  <text:p text:style-name="P11"><text:span text:style-name="Teletype"><text:span text:style-name="T17">rm -rf ExtraData/ <text:s/>extraElemData.tar.gz</text:span></text:span></text:p>
                </text:list-item>
              </text:list>
            </text:list-item>
          </text:list>
        </text:list-item>
        <text:list-item>
          <text:p text:style-name="P3"><text:span text:style-name="Teletype"><text:span text:style-name="T8">Installing </text:span></text:span><text:span text:style-name="Teletype"><text:span text:style-name="T2">G4STORK</text:span></text:span></text:p>
          <text:list>
            <text:list-item>
              <text:p text:style-name="P3"><text:span text:style-name="Teletype"><text:span text:style-name="T10">tar -xzf ${G4-STORK TARBALL} ${DESTINATION}</text:span></text:span></text:p>
            </text:list-item>
            <text:list-item>
              <text:p text:style-name="P3"><text:span text:style-name="Teletype"><text:span text:style-name="T8">cd <text:s/>G4STORK/Build/</text:span></text:span></text:p>
            </text:list-item>
            <text:list-item>
              <text:p text:style-name="P3"><text:span text:style-name="Teletype"><text:span text:style-name="T11">source ${GEANT4 INSTALL}/bin/geant4.sh</text:span></text:span></text:p>
            </text:list-item>
            <text:list-item>
              <text:p text:style-name="P3"><text:span text:style-name="Teletype"><text:span text:style-name="T11">rm -rf CMakeCache.txt CMakeFiles/ </text:span></text:span></text:p>
            </text:list-item>
            <text:list-item>
              <text:p text:style-name="P8"><text:span text:style-name="Teletype"><text:span text:style-name="T8">cmake -DTOPC_USE=1 -[Vis and debug options] -DGeant4_DIR=${GEANT4 INSTALL}/lib64/Geant4.</text:span></text:span><text:span text:style-name="Teletype"><text:span text:style-name="T14">10</text:span></text:span><text:span text:style-name="Teletype"><text:span text:style-name="T8">.</text:span></text:span><text:span text:style-name="Teletype"><text:span text:style-name="T14">00.p02</text:span></text:span><text:span text:style-name="Teletype"><text:span text:style-name="T8">/Geant4Config.cmake ../</text:span></text:span></text:p>
              <text:list>
                <text:list-item>
                  <text:p text:style-name="P20">Options:</text:p>
                  <text:list>
                    <text:list-item>
                      <text:p text:style-name="P12"><text:span text:style-name="Teletype"><text:span text:style-name="T12">-DG4VISUALIZE_USE=1 </text:span></text:span></text:p>
                    </text:list-item>
                    <text:list-item>
                      <text:p text:style-name="P12"><text:span text:style-name="Teletype"><text:span text:style-name="T12">-DCMAKE_BUILD_TYPE=Debug</text:span></text:span></text:p>
                    </text:list-item>
                    <text:list-item>
                      <text:p text:style-name="P12"><text:span text:style-name="Teletype"><text:span text:style-name="T12">more options see G</text:span></text:span><text:span text:style-name="Teletype"><text:span text:style-name="T13">4</text:span></text:span><text:span text:style-name="Teletype"><text:span text:style-name="T12">STORK manual</text:span></text:span></text:p>
                    </text:list-item>
                  </text:list>
                </text:list-item>
              </text:list>
            </text:list-item>
            <text:list-item>
              <text:p text:style-name="P3"><text:span text:style-name="Teletype"><text:span text:style-name="T9">make -j[# of processors]</text:span></text:span></text:p>
            </text:list-item>
          </text:list>
        </text:list-item>
      </text:list>
      <text:p text:style-name="Text_20_body"><text:span text:style-name="Teletype"><text:span text:style-name="T2"/></text:span></text:p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sley Ford</meta:initial-creator>
    <meta:creation-date>2014-05-12T14:36:54.363966300</meta:creation-date>
    <dc:date>2014-08-01T10:58:04.574350879</dc:date>
    <meta:editing-duration>PT5H43M43S</meta:editing-duration>
    <meta:editing-cycles>24</meta:editing-cycles>
    <meta:generator>LibreOffice/4.2.5.2$Linux_X86_64 LibreOffice_project/420$Build-2</meta:generator>
    <dc:creator>Wesley Ford</dc:creator>
    <meta:document-statistic meta:table-count="0" meta:image-count="0" meta:object-count="0" meta:page-count="5" meta:paragraph-count="123" meta:word-count="645" meta:character-count="4846" meta:non-whitespace-character-count="4424"/>
  </office:meta>
</office:document-meta>
</file>